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officeooo:paragraph-rsid="01dc7dd7" fo:background-color="transparent" style:font-size-asian="12pt" style:language-asian="nl" style:country-asian="NL" style:font-name-complex="Bitstream Vera Sans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9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text-properties style:font-name="Ubuntu3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officeooo:paragraph-rsid="01c34300"/>
    </style:style>
    <style:style style:name="P24" style:family="paragraph" style:parent-style-name="Standard">
      <style:text-properties officeooo:paragraph-rsid="01c45041"/>
    </style:style>
    <style:style style:name="P25" style:family="paragraph" style:parent-style-name="Standard">
      <style:text-properties fo:font-style="italic" officeooo:rsid="05fe4687" officeooo:paragraph-rsid="01c1e12e" style:font-style-asian="italic" style:font-style-complex="italic"/>
    </style:style>
    <style:style style:name="P2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91fa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list-style-name="L1">
      <style:text-properties fo:font-size="12pt" fo:font-weight="bold" officeooo:paragraph-rsid="0186bed5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text-properties fo:font-weight="bold" style:font-weight-asian="bold" style:font-weight-complex="bold"/>
    </style:style>
    <style:style style:name="P3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style:text-underline-style="none" fo:font-weight="normal" officeooo:rsid="064c9632" style:font-weight-asian="normal" style:font-weight-complex="normal"/>
    </style:style>
    <style:style style:name="T26" style:family="text">
      <style:text-properties fo:color="#000000" style:text-line-through-style="none" style:text-line-through-type="none" style:text-underline-style="none" fo:font-weight="normal" officeooo:rsid="02eddb5a" style:font-weight-asian="normal" style:font-weight-complex="normal"/>
    </style:style>
    <style:style style:name="T27" style:family="text">
      <style:text-properties fo:color="#000000" style:text-line-through-style="none" style:text-line-through-type="none" style:text-underline-style="none" fo:font-weight="normal" officeooo:rsid="02e5ade6" style:font-weight-asian="normal" style:font-weight-complex="normal"/>
    </style:style>
    <style:style style:name="T28" style:family="text">
      <style:text-properties fo:color="#000000" style:text-line-through-style="none" style:text-line-through-type="none" style:text-underline-style="none" fo:font-weight="normal" officeooo:rsid="01f0312a" style:font-weight-asian="normal" style:font-weight-complex="normal"/>
    </style:style>
    <style:style style:name="T29" style:family="text">
      <style:text-properties fo:color="#000000" style:text-line-through-style="none" style:text-line-through-type="none" style:text-underline-style="none" fo:font-weight="normal" officeooo:rsid="0154e886" style:font-weight-asian="normal" style:font-weight-complex="normal"/>
    </style:style>
    <style:style style:name="T30" style:family="text">
      <style:text-properties fo:color="#000000" style:text-line-through-style="none" style:text-line-through-type="none" style:text-underline-style="none" fo:font-weight="normal" officeooo:rsid="01f21e76" style:font-weight-asian="normal" style:font-weight-complex="normal"/>
    </style:style>
    <style:style style:name="T31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3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3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3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3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3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3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3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5" style:family="text">
      <style:text-properties fo:color="#000000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fo:color="#000000" style:text-underline-style="none" fo:font-weight="normal" officeooo:rsid="02e5ade6" style:font-weight-asian="normal" style:font-weight-complex="normal"/>
    </style:style>
    <style:style style:name="T50" style:family="text">
      <style:text-properties fo:color="#000000" style:text-underline-style="none" fo:font-weight="normal" officeooo:rsid="0154e886" style:font-weight-asian="normal" style:font-weight-complex="normal"/>
    </style:style>
    <style:style style:name="T51" style:family="text">
      <style:text-properties fo:color="#000000" style:text-underline-style="none" fo:font-weight="normal" officeooo:rsid="0183b5ef" style:font-weight-asian="normal" style:font-weight-complex="normal"/>
    </style:style>
    <style:style style:name="T52" style:family="text">
      <style:text-properties fo:color="#000000" style:font-name="Ubuntu Mono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53" style:family="text">
      <style:text-properties style:text-line-through-style="none" style:text-line-through-type="none" style:font-name="Ubuntu3" fo:font-size="12pt" style:text-underline-style="none" style:font-name-asian="DejaVu Sans" style:font-size-asian="12pt" style:font-size-complex="12pt"/>
    </style:style>
    <style:style style:name="T5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officeooo:rsid="01a8235f"/>
    </style:style>
    <style:style style:name="T6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<text:span text:style-name="T32">C</text:span></text:span><text:span text:style-name="Strong_20_Emphasis"><text:span text:style-name="T31">hecklist voor </text:span></text:span><text:span text:style-name="Strong_20_Emphasis"><text:span text:style-name="T40">de installatie </text:span></text:span><text:span text:style-name="Strong_20_Emphasis"><text:span text:style-name="T31">van </text:span></text:span><text:reference-mark-start text:name="Distributie"/><text:span text:style-name="Strong_20_Emphasis"><text:span text:style-name="T36">Ubunt</text:span></text:span><text:span text:style-name="Strong_20_Emphasis"><text:span text:style-name="T37">u</text:span></text:span><text:reference-mark-end text:name="Distributie"/><text:span text:style-name="Strong_20_Emphasis"><text:span text:style-name="T36"> </text:span></text:span><text:reference-mark-start text:name="Versie"/><text:span text:style-name="T60">20</text:span><text:span text:style-name="Strong_20_Emphasis"><text:span text:style-name="T36">.</text:span></text:span><text:span text:style-name="Strong_20_Emphasis"><text:span text:style-name="T38">04</text:span></text:span><text:reference-mark-end text:name="Versie"/><text:span text:style-name="Strong_20_Emphasis"><text:span text:style-name="T21"> </text:span></text:span><text:span text:style-name="Strong_20_Emphasis"><text:span text:style-name="T22">LTS</text:span></text:span><text:span text:style-name="Strong_20_Emphasis"><text:span text:style-name="T23"> </text:span></text:span><text:reference-mark-start text:name="Editie"/><text:span text:style-name="Strong_20_Emphasis"><text:span text:style-name="T33">desktop</text:span></text:span><text:reference-mark-end text:name="Editie"/><text:span text:style-name="Strong_20_Emphasis"><text:span text:style-name="T34"> </text:span></text:span><text:span text:style-name="Strong_20_Emphasis"><text:span text:style-name="T31">op </text:span></text:span><text:reference-mark-start text:name="Computernaam"/><text:span text:style-name="Strong_20_Emphasis"><text:span text:style-name="T39">pc-van-</text:span></text:span><text:span text:style-name="Strong_20_Emphasis"><text:span text:style-name="T41">soe</text:span></text:span><text:reference-mark-end text:name="Computernaam"/><text:span text:style-name="T35">.</text:span></text:p>
      <text:p text:style-name="P2"><text:span text:style-name="Citation"><text:span text:style-name="T24"/></text:span></text:p>
      <text:p text:style-name="P3"><text:span text:style-name="T3">Kijk op</text:span><text:span text:style-name="T31"> </text:span><text:a xlink:type="simple" xlink:href="https://karelzimmer.nl/" text:style-name="Internet_20_link" text:visited-style-name="Visited_20_Internet_20_Link"><text:span text:style-name="Internet_20_link"><text:span text:style-name="T55">karelzimmer.nl</text:span></text:span></text:a><text:span text:style-name="T31"> </text:span><text:span text:style-name="T5">voor</text:span><text:span text:style-name="T4"> </text:span><text:span text:style-name="T54">deze en andere </text:span><text:span text:style-name="T6">checklists, scripts, en overige bestanden.</text:span></text:p>
      <text:p text:style-name="P21"/>
      <text:p text:style-name="P25"><text:span text:style-name="T18">D</text:span><text:span text:style-name="T17">it is een invulbare PD</text:span><text:span text:style-name="T19">F</text:span><text:span text:style-name="T17"> met keuzevakken; </text:span><text:span text:style-name="T20">a</text:span><text:span text:style-name="T17">fdrukken is niet noodzakelijk.</text:span></text:p>
      <text:p text:style-name="P6"><text:span text:style-name="Strong_20_Emphasis"><text:span text:style-name="T8"/></text:span></text:p>
      <text:p text:style-name="P13"><text:span text:style-name="Definition"><text:span text:style-name="T57">g</text:span></text:span><text:span text:style-name="Definition"><text:span text:style-name="T56">ebruiker</text:span></text:span><text:span text:style-name="T31"><text:tab/><text:tab/><text:tab/></text:span><text:span text:style-name="User_20_Entry"><text:span text:style-name="T52">Soe</text:span></text:span></text:p>
      <text:p text:style-name="P14"><text:span text:style-name="Definition"><text:span text:style-name="T57">g</text:span></text:span><text:span text:style-name="Definition"><text:span text:style-name="T56">ebruikersnaam<text:tab/></text:span></text:span><text:span text:style-name="User_20_Entry"><text:span text:style-name="T46">soe</text:span></text:span></text:p>
      <text:p text:style-name="P15"><text:span text:style-name="Definition"><text:span text:style-name="T57">c</text:span></text:span><text:span text:style-name="Definition"><text:span text:style-name="T56">omputernaam<text:tab/></text:span></text:span><text:span text:style-name="User_20_Entry"><text:span text:style-name="T43"><text:reference-ref text:reference-format="text" text:ref-name="Computernaam">pc-van-soe</text:reference-ref></text:span></text:span></text:p>
      <text:p text:style-name="P14"><text:span text:style-name="Definition"><text:span text:style-name="T57">o</text:span></text:span><text:span text:style-name="Definition"><text:span text:style-name="T58">pstartmenu</text:span></text:span><text:span text:style-name="T31"><text:tab/><text:tab/></text:span><text:span text:style-name="User_20_Entry"><text:span text:style-name="T44">F</text:span></text:span><text:span text:style-name="User_20_Entry"><text:span text:style-name="T45">9</text:span></text:span></text:p>
      <text:p text:style-name="P14"><text:span text:style-name="Definition"><text:span text:style-name="T57">i</text:span></text:span><text:span text:style-name="Definition"><text:span text:style-name="T58">nstellingen</text:span></text:span><text:span text:style-name="T31"><text:tab/><text:tab/></text:span><text:span text:style-name="User_20_Entry"><text:span text:style-name="T45">F</text:span></text:span><text:span text:style-name="User_20_Entry"><text:span text:style-name="T47">1</text:span></text:span><text:span text:style-name="User_20_Entry"><text:span text:style-name="T48">0</text:span></text:span></text:p>
      <text:p text:style-name="P9"><text:span text:style-name="Definition"><text:span text:style-name="T59"/></text:span></text:p>
      <text:p text:style-name="P5"/>
      <text:list xml:id="list2824505455" text:style-name="L1">
        <text:list-item>
          <text:p text:style-name="P29">Installatie voorbereiden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3"><text:span text:style-name="Strong_20_Emphasis"><text:span text:style-name="T12"><text:s/></text:span></text:span><text:span text:style-name="Strong_20_Emphasis"><text:span text:style-name="T11"><draw:control text:anchor-type="as-char" draw:z-index="0" draw:name="Vorm1" draw:style-name="gr1" draw:text-style-name="P3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 </text:span></text:span><text:span text:style-name="Strong_20_Emphasis"><text:span text:style-name="T15">installatie</text:span></text:span><text:span text:style-name="Strong_20_Emphasis"><text:span text:style-name="T16">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7"><text:span text:style-name="Strong_20_Emphasis"><text:span text:style-name="T10"/></text:span></text:p>
      <text:p text:style-name="P8"/>
      <text:list xml:id="list191857768834993" text:continue-numbering="true" text:style-name="L1">
        <text:list-item>
          <text:p text:style-name="P30">Installatie uitvoeren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2"><text:s/></text:span></text:span><text:span text:style-name="Strong_20_Emphasis"><text:span text:style-name="T11"><draw:control text:anchor-type="as-char" draw:z-index="3" draw:name="Vorm2" draw:style-name="gr1" draw:text-style-name="P31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 </text:span></text:span><text:span text:style-name="Strong_20_Emphasis"><text:span text:style-name="T15">installatie</text:span></text:span><text:span text:style-name="Strong_20_Emphasis"><text:span text:style-name="T16">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10"/>
      <text:p text:style-name="P11"/>
      <text:list xml:id="list191857679905935" text:continue-numbering="true" text:style-name="L1">
        <text:list-item>
          <text:p text:style-name="P27">Installatie afronden</text:p>
        </text:list-item>
      </text:list>
      <text:p text:style-name="P12"><text:span text:style-name="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3"><text:span text:style-name="Strong_20_Emphasis"><text:span text:style-name="T12"><text:s/></text:span></text:span><text:span text:style-name="Strong_20_Emphasis"><text:span text:style-name="T11"><draw:control text:anchor-type="as-char" draw:z-index="1" draw:name="Vorm3" draw:style-name="gr1" draw:text-style-name="P31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8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 </text:span></text:span><text:span text:style-name="Strong_20_Emphasis"><text:span text:style-name="T15">installatie</text:span></text:span><text:span text:style-name="Strong_20_Emphasis"><text:span text:style-name="T16">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22"/>
      <text:p text:style-name="P19"/>
      <text:list xml:id="list191857218268240" text:continue-numbering="true" text:style-name="L1">
        <text:list-item>
          <text:p text:style-name="P28">Gebruiker inrichten</text:p>
        </text:list-item>
      </text:list>
      <text:p text:style-name="P12"><text:span text:style-name="Emphasis"><text:span text:style-name="T53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3"><text:span text:style-name="Strong_20_Emphasis"><text:span text:style-name="T12"><text:s/></text:span></text:span><text:span text:style-name="Strong_20_Emphasis"><text:span text:style-name="T11"><draw:control text:anchor-type="as-char" draw:z-index="2" draw:name="Vorm4" draw:style-name="gr1" draw:text-style-name="P31" svg:width="0.35cm" svg:height="0.35cm" draw:control="control3"/></text:span></text:span></text:p>
          </table:table-cell>
          <table:table-cell table:style-name="_34_._5f_Gebruiker_5f_inrichten.A1" office:value-type="string">
            <text:p text:style-name="P18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 </text:span></text:span><text:span text:style-name="Strong_20_Emphasis"><text:span text:style-name="T15">installatie</text:span></text:span><text:span text:style-name="Strong_20_Emphasis"><text:span text:style-name="T16">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22"/>
      <text:p text:style-name="P20"/>
      <text:p text:style-name="P16"><text:span text:style-name="T25">E</text:span><text:span text:style-name="T26">inde c</text:span><text:span text:style-name="T27">hecklist, </text:span><text:span text:style-name="T28">d</text:span><text:span text:style-name="T27">e</text:span><text:span text:style-name="T49"> installatie van </text:span><text:span text:style-name="T49"><text:reference-ref text:reference-format="text" text:ref-name="Distributie">Ubuntu</text:reference-ref></text:span><text:span text:style-name="T49"><text:s/></text:span><text:span text:style-name="T50"><text:reference-ref text:reference-format="text" text:ref-name="Versie">20.04</text:reference-ref></text:span><text:span text:style-name="T29"><text:s/></text:span><text:span text:style-name="T30">LTS</text:span><text:span text:style-name="T49"> </text:span><text:span text:style-name="T49"><text:reference-ref text:reference-format="text" text:ref-name="Editie">desktop</text:reference-ref></text:span><text:span text:style-name="T49"><text:s/></text:span><text:span text:style-name="T51">op </text:span><text:span text:style-name="T51"><text:reference-ref text:reference-format="text" text:ref-name="Computernaam">pc-van-soe</text:reference-ref></text:span><text:span text:style-name="T51"><text:s/></text:span><text:span text:style-name="T49">is voltooid.<text:line-break/></text:span></text:p>
      <text:p text:style-name="P4"><text:span text:style-name="T42">Geschreven</text:span><text:span text:style-name="T7"> door Karel Zimmer</text:span><text:span text:style-name="Strong_20_Emphasis"><text:span text:style-name="T9"> &lt;</text:span></text:span><text:a xlink:type="simple" xlink:href="mailto:info@karelzimmer.nl" text:style-name="Internet_20_link" text:visited-style-name="Visited_20_Internet_20_Link"><text:span text:style-name="Strong_20_Emphasis"><text:span text:style-name="T61">info@karelzimmer.nl</text:span></text:span></text:a><text:span text:style-name="Strong_20_Emphasis"><text:span text:style-name="T9">&gt;</text:span></text:span><text:span text:style-name="T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 installatie Ubuntu 20.04 desktop pc-van-soe.odt</text:file-name><text:tab/><text:date style:data-style-name="N36" text:date-value="2021-09-06T19:18:56.685312422">06-09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18:56.600902707</dc:date>
    <meta:printed-by>Karel Zimmer</meta:printed-by>
    <meta:print-date>2012-07-13T13:55:28</meta:print-date>
    <meta:keyword>Installatie</meta:keyword>
    <meta:keyword>Checklist</meta:keyword>
    <meta:keyword>Linux</meta:keyword>
    <meta:editing-cycles>3046</meta:editing-cycles>
    <meta:editing-duration>P7DT6H37M6S</meta:editing-duration>
    <dc:creator>Karel Zimmer</dc:creator>
    <meta:document-statistic meta:table-count="4" meta:image-count="0" meta:object-count="0" meta:page-count="1" meta:paragraph-count="24" meta:word-count="123" meta:character-count="894" meta:non-whitespace-character-count="785"/>
    <meta:user-defined meta:name="Info 1"/>
    <meta:user-defined meta:name="Info 2"/>
    <meta:user-defined meta:name="Info 3"/>
    <meta:user-defined meta:name="Info 4"/>
  </office:meta>
</office:document-meta>
</file>